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ll together</text:p>
          </table:table-cell>
          <table:covered-table-cell table:number-columns-repeated="3" table:style-name="ce2"/>
          <table:covered-table-cell table:number-columns-repeated="7"/>
          <table:table-cell table:number-columns-repeated="2"/>
          <table:table-cell table:style-name="ce3" office:value-type="string" calcext:value-type="string" table:number-columns-spanned="5" table:number-rows-spanned="1">
            <text:p>Separately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Falhas plano 1</text:p>
          </table:table-cell>
          <table:table-cell office:value-type="string" calcext:value-type="string">
            <text:p>Falhas totais</text:p>
          </table:table-cell>
          <table:table-cell office:value-type="string" calcext:value-type="string">
            <text:p>Multiplicador</text:p>
          </table:table-cell>
          <table:table-cell office:value-type="string" calcext:value-type="string">
            <text:p>Somatorio intensidades</text:p>
          </table:table-cell>
          <table:table-cell office:value-type="string" calcext:value-type="string">
            <text:p>Classificacao da falha</text:p>
          </table:table-cell>
          <table:table-cell office:value-type="string" calcext:value-type="string">
            <text:p>Loop do controle (mS)</text:p>
          </table:table-cell>
          <table:table-cell office:value-type="string" calcext:value-type="string">
            <text:p>FDD (%)</text:p>
          </table:table-cell>
          <table:table-cell/>
          <table:table-cell table:style-name="ce4" office:value-type="string" calcext:value-type="string">
            <text:p>Payload (porcentagem da massa do corpo)</text:p>
          </table:table-cell>
          <table:table-cell table:style-name="ce4" office:value-type="string" calcext:value-type="string">
            <text:p>End time (s)</text:p>
          </table:table-cell>
          <table:table-cell table:style-name="ce4" office:value-type="string" calcext:value-type="string">
            <text:p>Distúrbio (m/s²)</text:p>
          </table:table-cell>
          <table:table-cell table:style-name="ce4" office:value-type="string" calcext:value-type="string">
            <text:p>Falhas</text:p>
          </table:table-cell>
          <table:table-cell table:style-name="ce4" office:value-type="string" calcext:value-type="string">
            <text:p>Loop do controle (m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]*[.H3]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.75" calcext:value-type="float">
            <text:p>3,75</text:p>
          </table:table-cell>
          <table:table-cell table:style-name="ce2"/>
          <table:table-cell office:value-type="string" calcext:value-type="string">
            <text:p>Motor 1 7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4]/[.G4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4]*[.H4]" office:value-type="float" office:value="0.3" calcext:value-type="float">
            <text:p>0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.5" calcext:value-type="float">
            <text:p>7,5</text:p>
          </table:table-cell>
          <table:table-cell table:style-name="ce2"/>
          <table:table-cell office:value-type="string" calcext:value-type="string">
            <text:p>Motor 1 5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5]/[.G5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5]*[.H5]" office:value-type="float" office:value="0.5" calcext:value-type="float">
            <text:p>0,5</text:p>
          </table:table-cell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.1^(1-ABS((0.5-[.F6]/[.G6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8 7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7]/[.G7])/0.5))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formula="of:=[.I7]*[.H7]" office:value-type="float" office:value="0.3" calcext:value-type="float">
            <text:p>0,3</text:p>
          </table:table-cell>
          <table:table-cell table:style-name="Default"/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8]/[.G8])/0.5))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I8]*[.H8]" office:value-type="float" office:value="0.5" calcext:value-type="float">
            <text:p>0,5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1^(1-ABS((0.5-[.F9]/[.G9])/0.5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1" calcext:value-type="float">
            <text:p>1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0]/[.G10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0]*[.H10]" office:value-type="float" office:value="1.3" calcext:value-type="float">
            <text:p>1,3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11]/[.G11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11]*[.H11]" office:value-type="float" office:value="2" calcext:value-type="float">
            <text:p>2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2]/[.G12])/0.5))" office:value-type="float" office:value="1" calcext:value-type="float">
            <text:p>1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12]*[.H12]" office:value-type="float" office:value="2.3" calcext:value-type="float">
            <text:p>2,3</text:p>
          </table:table-cell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1.1^(1-ABS((0.5-[.F13]/[.G13])/0.5))" office:value-type="float" office:value="1" calcext:value-type="float">
            <text:p>1</text:p>
          </table:table-cell>
          <table:table-cell table:formula="of:=1+1+1" office:value-type="float" office:value="3" calcext:value-type="float">
            <text:p>3</text:p>
          </table:table-cell>
          <table:table-cell table:formula="of:=[.I13]*[.H13]" office:value-type="float" office:value="3" calcext:value-type="float">
            <text:p>3</text:p>
          </table:table-cell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tor 1 0% | Motor 2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4]/[.G14])/0.5))" office:value-type="float" office:value="1" calcext:value-type="float">
            <text:p>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14]*[.H14]" office:value-type="float" office:value="3.3" calcext:value-type="float">
            <text:p>3,3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.1^(1-ABS((0.5-[.F15]/[.G15])/0.5))" office:value-type="float" office:value="1" calcext:value-type="float">
            <text:p>1</text:p>
          </table:table-cell>
          <table:table-cell table:formula="of:=1+1+1+1" office:value-type="float" office:value="4" calcext:value-type="float">
            <text:p>4</text:p>
          </table:table-cell>
          <table:table-cell table:formula="of:=[.I15]*[.H15]" office:value-type="float" office:value="4" calcext:value-type="float">
            <text:p>4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6]/[.G16])/0.5))" office:value-type="float" office:value="1.03886011825408" calcext:value-type="float">
            <text:p>1,0388601183</text:p>
          </table:table-cell>
          <table:table-cell table:formula="of:=1+1+1+1+0.1" office:value-type="float" office:value="4.1" calcext:value-type="float">
            <text:p>4,1</text:p>
          </table:table-cell>
          <table:table-cell table:formula="of:=[.I16]*[.H16]" office:value-type="float" office:value="4.25932648484175" calcext:value-type="float">
            <text:p>4,2593264848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7]/[.G17])/0.5))" office:value-type="float" office:value="1.03886011825408" calcext:value-type="float">
            <text:p>1,0388601183</text:p>
          </table:table-cell>
          <table:table-cell table:formula="of:=1+1+1+1+0.2" office:value-type="float" office:value="4.2" calcext:value-type="float">
            <text:p>4,2</text:p>
          </table:table-cell>
          <table:table-cell table:formula="of:=[.I17]*[.H17]" office:value-type="float" office:value="4.36321249666716" calcext:value-type="float">
            <text:p>4,3632124967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.1^(1-ABS((0.5-[.F18]/[.G18])/0.5))" office:value-type="float" office:value="1.03886011825408" calcext:value-type="float">
            <text:p>1,0388601183</text:p>
          </table:table-cell>
          <table:table-cell table:formula="of:=1+1+1+1+0.3" office:value-type="float" office:value="4.3" calcext:value-type="float">
            <text:p>4,3</text:p>
          </table:table-cell>
          <table:table-cell table:formula="of:=[.I18]*[.H18]" office:value-type="float" office:value="4.46709850849256" calcext:value-type="float">
            <text:p>4,4670985085</text:p>
          </table:table-cell>
          <table:table-cell table:style-name="Default"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Motor 1 0% | Motor 2 0% | Motor 3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19]/[.G19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19]*[.H19]" office:value-type="float" office:value="1.43" calcext:value-type="float">
            <text:p>1,4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9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0]/[.G20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0]*[.H20]" office:value-type="float" office:value="2.2" calcext:value-type="float">
            <text:p>2,2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78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1]/[.G21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1]*[.H21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63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.1^(1-ABS((0.5-[.F22]/[.G22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2]*[.H22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45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3]/[.G23])/0.5))" office:value-type="float" office:value="1.06560223676661" calcext:value-type="float">
            <text:p>1,0656022368</text:p>
          </table:table-cell>
          <table:table-cell table:formula="of:=1+1+0.3" office:value-type="float" office:value="2.3" calcext:value-type="float">
            <text:p>2,3</text:p>
          </table:table-cell>
          <table:table-cell table:formula="of:=[.I23]*[.H23]" office:value-type="float" office:value="2.4508851445632" calcext:value-type="float">
            <text:p>2,4508851446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.1^(1-ABS((0.5-[.F24]/[.G24])/0.5))" office:value-type="float" office:value="1.06560223676661" calcext:value-type="float">
            <text:p>1,0656022368</text:p>
          </table:table-cell>
          <table:table-cell table:formula="of:=1+1+1" office:value-type="float" office:value="3" calcext:value-type="float">
            <text:p>3</text:p>
          </table:table-cell>
          <table:table-cell table:formula="of:=[.I24]*[.H24]" office:value-type="float" office:value="3.19680671029983" calcext:value-type="float">
            <text:p>3,1968067103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1 0% | Motor 2 0% | Motor 3 0% | Motor 4 0% | Motor 8 9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5]/[.G25])/0.5))" office:value-type="float" office:value="1.1" calcext:value-type="float">
            <text:p>1,1</text:p>
          </table:table-cell>
          <table:table-cell table:formula="of:=1+1+1+0.3" office:value-type="float" office:value="3.3" calcext:value-type="float">
            <text:p>3,3</text:p>
          </table:table-cell>
          <table:table-cell table:formula="of:=[.I25]*[.H25]" office:value-type="float" office:value="3.63" calcext:value-type="float">
            <text:p>3,6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78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.1^(1-ABS((0.5-[.F26]/[.G26])/0.5))" office:value-type="float" office:value="1.1" calcext:value-type="float">
            <text:p>1,1</text:p>
          </table:table-cell>
          <table:table-cell table:formula="of:=1+1+1+1" office:value-type="float" office:value="4" calcext:value-type="float">
            <text:p>4</text:p>
          </table:table-cell>
          <table:table-cell table:formula="of:=[.I26]*[.H26]" office:value-type="float" office:value="4.4" calcext:value-type="float">
            <text:p>4,4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63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7]/[.G27])/0.5))" office:value-type="float" office:value="1.1" calcext:value-type="float">
            <text:p>1,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7]*[.H27]" office:value-type="float" office:value="1.43" calcext:value-type="float">
            <text:p>1,43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45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.1^(1-ABS((0.5-[.F28]/[.G28])/0.5))" office:value-type="float" office:value="1.1" calcext:value-type="float">
            <text:p>1,1</text:p>
          </table:table-cell>
          <table:table-cell table:formula="of:=1+1" office:value-type="float" office:value="2" calcext:value-type="float">
            <text:p>2</text:p>
          </table:table-cell>
          <table:table-cell table:formula="of:=[.I28]*[.H28]" office:value-type="float" office:value="2.2" calcext:value-type="float">
            <text:p>2,2</text:p>
          </table:table-cell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2 0% | Motor 3 0% | Motor 4 0% | Motor 8 0 %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29]/[.G29])/0.5))" office:value-type="float" office:value="1" calcext:value-type="float">
            <text:p>1</text:p>
          </table:table-cell>
          <table:table-cell table:formula="of:=1+0.3" office:value-type="float" office:value="1.3" calcext:value-type="float">
            <text:p>1,3</text:p>
          </table:table-cell>
          <table:table-cell table:formula="of:=[.I29]*[.H29]" office:value-type="float" office:value="1.3" calcext:value-type="float">
            <text:p>1,3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.1^(1-ABS((0.5-[.F30]/[.G30])/0.5))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[.I30]*[.H30]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 table:number-rows-repeated="2">
          <table:table-cell table:number-columns-repeated="10"/>
          <table:table-cell table:style-name="Default" table:number-columns-repeated="3"/>
          <table:table-cell table:number-columns-repeated="3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12"/>
          <table:table-cell table:style-name="ce2"/>
          <table:table-cell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2"/>
          <table:table-cell table:formula="of:=2.5/2" office:value-type="float" office:value="1.25" calcext:value-type="float">
            <text:p>1,2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4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4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4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4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4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7"/>
        </table:table-row>
        <table:table-row table:style-name="ro3" table:number-rows-repeated="4"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office:value-type="string" calcext:value-type="string">
            <text:p>Classificacao da falha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office:value-type="float" office:value="1.3" calcext:value-type="float">
            <text:p>1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office:value-type="float" office:value="1.43" calcext:value-type="float">
            <text:p>1,4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office:value-type="float" office:value="2.4508851446" calcext:value-type="float">
            <text:p>2,4508851446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office:value-type="float" office:value="3.1968067103" calcext:value-type="float">
            <text:p>3,196806710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office:value-type="float" office:value="3.63" calcext:value-type="float">
            <text:p>3,63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office:value-type="float" office:value="4.2593264848" calcext:value-type="float">
            <text:p>4,2593264848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office:value-type="float" office:value="4.3632124967" calcext:value-type="float">
            <text:p>4,3632124967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office:value-type="float" office:value="4.4670985085" calcext:value-type="float">
            <text:p>4,4670985085</text:p>
          </table:table-cell>
          <table:table-cell table:number-columns-repeated="12"/>
        </table:table-row>
        <table:table-row table:style-name="ro3" table:number-rows-repeated="1048384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163:Sheet1.F19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21:05:29.080064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3-12T07:24:50.828314853</dc:date>
    <meta:editing-duration>P2DT20H47M3S</meta:editing-duration>
    <meta:editing-cycles>11</meta:editing-cycles>
    <meta:generator>LibreOffice/5.1.6.2$Linux_X86_64 LibreOffice_project/10m0$Build-2</meta:generator>
    <meta:document-statistic meta:table-count="1" meta:cell-count="839" meta:object-count="0"/>
  </office:meta>
</office:document-meta>
</file>